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">
            <text:p>0703 <text:s/>123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">
            <text:p>0703 <text:s/>123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1">
            <text:p>0703 <text:s/>123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1">
            <text:p>0703 <text:s/>123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1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1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1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3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3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3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3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4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6">
            <text:p>0703 <text:s/>12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8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9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9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89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1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4">
            <text:p>0703 <text:s/>12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5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5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5">
            <text:p>0703 <text:s/>123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7">
            <text:p>0703 <text:s/>12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7">
            <text:p>0703 <text:s/>12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7">
            <text:p>0703 <text:s/>12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7">
            <text:p>0703 <text:s/>123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7">
            <text:p>0703 <text:s/>12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3T12:34:06.99">
            <text:p>0703 <text:s/>12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3T12:34:06.99">
            <text:p>2021/7/3 12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3T12:34:06.99">
            <text:p>0703 <text:s/>1234</text:p>
          </table:table-cell>
          <table:table-cell table:style-name="ce7" table:formula="of:=NOW()" office:value-type="date" office:date-value="2021-07-03T12:34:06.99">
            <text:p>0703 <text:s/>12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3T12:34:06.99">
            <text:p>0703 <text:s/>12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08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0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09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09">
            <text:p>0703 <text:s/>123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1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1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1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1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1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6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7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19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2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2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3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3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3">
            <text:p>0703 <text:s/>12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3">
            <text:p>0703 <text:s/>123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5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7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8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8">
            <text:p>0703 <text:s/>12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8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28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1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1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1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3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3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3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4">
            <text:p>0703 <text:s/>12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6">
            <text:p>0703 <text:s/>12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6">
            <text:p>0703 <text:s/>123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6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8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8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8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9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9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9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39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1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2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4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4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4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4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4">
            <text:p>0703 <text:s/>123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7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7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7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48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2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2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2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2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3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3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1" office:value-type="string" table:number-columns-spanned="2" table:number-rows-spanned="1">
            <text:p>ここに穴があります。危ないです。板を置き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1" office:value-type="string" table:number-columns-spanned="2" table:number-rows-spanned="1">
            <text:p>病院に行きます。救急車を呼び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1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5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1" office:value-type="string">
            <text:p>a'thaamini</text:p>
          </table:table-cell>
          <table:table-cell table:style-name="ce21" office:value-type="string">
            <text:p>it was monday, the twenty-eigh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1" office:value-type="string" table:number-columns-spanned="2" table:number-rows-spanned="1">
            <text:p>今日は、雨が降ります。傘を持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6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1" office:value-type="string" table:number-columns-spanned="2" table:number-rows-spanned="1">
            <text:p>it was wednesday, the thirtie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8">
            <text:p>0703 <text:s/>12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1" office:value-type="string" table:number-columns-spanned="2" table:number-rows-spanned="1">
            <text:p>a'thalaathiyna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9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1" office:value-type="string" table:number-columns-spanned="2" table:number-rows-spanned="1">
            <text:p>siy o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9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1" office:value-type="string" table:number-columns-spanned="2" table:number-rows-spanned="1">
            <text:p>エレベーターの周りに、コンクリートを入れ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9">
            <text:p>0703 <text:s/>12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1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59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1">
            <text:p>0703 <text:s/>123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1"/>
          <table:table-cell table:style-name="ce21" office:value-type="string">
            <text:p>it was the 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2.37">
            <text:p>0703 <text:s/>12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1" office:value-type="string" table:number-columns-spanned="2" table:number-rows-spanned="1">
            <text:p>first time I met you. we did not have internet back the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2.3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7">
            <text:p>16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2.37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8">
            <text:p>16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9">
            <text:p>16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0">
            <text:p>17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1">
            <text:p>17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2">
            <text:p>17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7.62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3">
            <text:p>17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5">
            <text:p>17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6">
            <text:p>17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7">
            <text:p>17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8">
            <text:p>17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9">
            <text:p>17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3T12:34:03.38">
            <text:p>0703 <text:s/>12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3T12:34:07.64">
            <text:p>0703 <text:s/>1234</text:p>
          </table:table-cell>
          <table:table-cell table:style-name="ce7" table:formula="of:=NOW()" office:value-type="date" office:date-value="2021-07-03T12:34:07.64">
            <text:p>0703 <text:s/>12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3T12:34:07.64">
            <text:p>0703 <text:s/>123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3">2021/07/03</text:date>, <text:time>12:3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3T12:34:06</dc:date>
    <dc:creator>iwabuchi ken</dc:creator>
    <meta:editing-duration>P4DT5H46M40S</meta:editing-duration>
    <meta:editing-cycles>614</meta:editing-cycles>
    <meta:generator>OpenOffice/4.1.3$Win32 OpenOffice.org_project/413m1$Build-9783</meta:generator>
    <meta:document-statistic meta:table-count="2" meta:cell-count="1455" meta:object-count="0"/>
  </office:meta>
</office:document-meta>
</file>